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stroke="dash" draw:stroke-dash="Ultrafine_20_Dashe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4.905cm" svg:y1="3.611cm" svg:x2="6.401cm" svg:y2="9.036cm" draw:start-shape="id1" draw:start-glue-point="3" draw:end-shape="id2" draw:end-glue-point="0" svg:d="m14905 3611c-5670 0-8504 1808-8504 5425">
          <text:p/>
        </draw:connector>
        <draw:ellipse draw:style-name="gr2" draw:text-style-name="P1" draw:layer="layout" svg:width="19.177cm" svg:height="8.763cm" svg:x="2.651cm" svg:y="11.16cm">
          <text:p text:style-name="P1">Instances</text:p>
        </draw:ellipse>
        <draw:rect draw:style-name="gr3" draw:text-style-name="P3" xml:id="id14" draw:id="id14" draw:layer="layout" svg:width="3.761cm" svg:height="2.118cm" svg:x="14.851cm" svg:y="7.41cm">
          <text:p text:style-name="P2"><text:span text:style-name="T1">value_id</text:span></text:p>
          <text:p text:style-name="P2"><text:span text:style-name="T1">attribute_type_id</text:span></text:p>
          <text:p text:style-name="P2"><text:span text:style-name="T1">code_id</text:span></text:p>
          <text:p text:style-name="P2"><text:span text:style-name="T1">attribute_valu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rect draw:style-name="gr4" draw:text-style-name="P4" xml:id="id12" draw:id="id12" draw:layer="layout" svg:width="4.362cm" svg:height="0.875cm" svg:x="7.557cm" svg:y="6.312cm">
          <text:p text:style-name="P1"><text:span text:style-name="T2">Code Master</text:span></text:p>
        </draw:rect>
        <draw:rect draw:style-name="gr4" draw:text-style-name="P4" xml:id="id2" draw:id="id2" draw:layer="layout" svg:width="3.675cm" svg:height="0.835cm" svg:x="4.564cm" svg:y="9.036cm">
          <text:p text:style-name="P1"><text:span text:style-name="T2">Code Table</text:span></text:p>
        </draw:rect>
        <draw:rect draw:style-name="gr4" draw:text-style-name="P4" draw:layer="layout" svg:width="3.761cm" svg:height="0.762cm" svg:x="14.851cm" svg:y="6.648cm">
          <text:p text:style-name="P1"><text:span text:style-name="T2">Attribute Value</text:span></text:p>
        </draw:rect>
        <draw:rect draw:style-name="gr4" draw:text-style-name="P4" draw:layer="layout" svg:width="4.572cm" svg:height="0.762cm" svg:x="1cm" svg:y="3.3cm">
          <text:p text:style-name="P1"><text:span text:style-name="T2">Release Version</text:span></text:p>
        </draw:rect>
        <draw:rect draw:style-name="gr3" draw:text-style-name="P3" xml:id="id25" draw:id="id25" draw:layer="layout" svg:width="4.572cm" svg:height="4.558cm" svg:x="1cm" svg:y="4.062cm">
          <text:p text:style-name="P2"><text:span text:style-name="T1">release_id</text:span></text:p>
          <text:p text:style-name="P2"><text:span text:style-name="T1">major_version_num</text:span></text:p>
          <text:p text:style-name="P2"><text:span text:style-name="T1">minor_version_num</text:span></text:p>
          <text:p text:style-name="P2"><text:span text:style-name="T1">started_date</text:span></text:p>
          <text:p text:style-name="P2"><text:span text:style-name="T1">released_date</text:span></text:p>
          <text:p text:style-name="P2"><text:span text:style-name="T1">retired_date</text:span></text:p>
          <text:p text:style-name="P2"><text:span text:style-name="T1">release_status</text:span></text:p>
          <text:p text:style-name="P2"><text:span text:style-name="T1"/></text:p>
          <text:p text:style-name="P2"><text:span text:style-name="T1"/></text:p>
        </draw:rect>
        <draw:rect draw:style-name="gr3" draw:text-style-name="P3" draw:layer="layout" svg:width="4.621cm" svg:height="4.267cm" svg:x="22.319cm" svg:y="6.163cm">
          <text:p text:style-name="P2"><text:span text:style-name="T1">attribute_comment_id</text:span></text:p>
          <text:p text:style-name="P2"><text:span text:style-name="T1">value_id</text:span></text:p>
          <text:p text:style-name="P2"><text:span text:style-name="T1">user_id</text:span></text:p>
          <text:p text:style-name="P2"><text:span text:style-name="T1">comment_text</text:span></text:p>
          <text:p text:style-name="P2"><text:span text:style-name="T1">entry_date</text:span></text:p>
          <text:p text:style-name="P2"><text:span text:style-name="T1">position_status</text:span></text:p>
        </draw:rect>
        <draw:rect draw:style-name="gr4" draw:text-style-name="P4" draw:layer="layout" svg:width="4.621cm" svg:height="0.762cm" svg:x="22.319cm" svg:y="5.401cm">
          <text:p text:style-name="P1"><text:span text:style-name="T2">Attribute Comment</text:span></text:p>
        </draw:rect>
        <draw:rect draw:style-name="gr3" draw:text-style-name="P3" xml:id="id16" draw:id="id16" draw:layer="layout" svg:width="4.362cm" svg:height="1.702cm" svg:x="7.557cm" svg:y="7.074cm">
          <text:p text:style-name="P2"><text:span text:style-name="T1">code_id</text:span></text:p>
          <text:p text:style-name="P2"><text:span text:style-name="T1">table_id</text:span></text:p>
          <text:p text:style-name="P2"><text:span text:style-name="T1">code_value</text:span></text:p>
          <text:p text:style-name="P2"><text:span text:style-name="T1"/></text:p>
        </draw:rect>
        <draw:rect draw:style-name="gr3" draw:text-style-name="P3" xml:id="id29" draw:id="id29" draw:layer="layout" svg:width="3.675cm" svg:height="1.235cm" svg:x="4.564cm" svg:y="9.798cm">
          <text:p text:style-name="P2"><text:span text:style-name="T1">table_id</text:span></text:p>
          <text:p text:style-name="P2"><text:span text:style-name="T1">context_table_id</text:span></text:p>
        </draw:rect>
        <draw:rect draw:style-name="gr4" draw:text-style-name="P4" draw:layer="layout" svg:width="4.572cm" svg:height="0.762cm" svg:x="8.03cm" svg:y="1.027cm">
          <text:p text:style-name="P1"><text:span text:style-name="T2">Attribute Assigned</text:span></text:p>
        </draw:rect>
        <draw:rect draw:style-name="gr3" draw:text-style-name="P3" draw:layer="layout" svg:width="4.572cm" svg:height="3.656cm" svg:x="8.03cm" svg:y="1.789cm">
          <text:p text:style-name="P2"><text:span text:style-name="T1">attribute_assigned_id</text:span></text:p>
          <text:p text:style-name="P2"><text:span text:style-name="T1">attribute_type_id</text:span></text:p>
          <text:p text:style-name="P2"><text:span text:style-name="T1">table_id</text:span></text:p>
          <text:p text:style-name="P2"><text:span text:style-name="T1">display_order</text:span></text:p>
          <text:p text:style-name="P2"><text:span text:style-name="T1">allow_multiple</text:span></text:p>
          <text:p text:style-name="P2"><text:span text:style-name="T1">attribute_status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circle draw:style-name="gr5" draw:text-style-name="P1" xml:id="id3" draw:id="id3" draw:layer="layout" svg:width="0.254cm" svg:height="0.254cm" svg:x="7.907cm" svg:y="2.986cm">
          <text:p/>
        </draw:circle>
        <draw:connector draw:style-name="gr1" draw:text-style-name="P1" draw:layer="layout" draw:type="curve" svg:x1="7.907cm" svg:y1="3.113cm" svg:x2="6.401cm" svg:y2="9.036cm" draw:start-shape="id3" draw:start-glue-point="3" draw:end-shape="id2" draw:end-glue-point="0" svg:d="m7907 3113c-1004 0-1506 1974-1506 5923">
          <text:p/>
        </draw:connector>
        <draw:circle draw:style-name="gr5" draw:text-style-name="P1" xml:id="id4" draw:id="id4" draw:layer="layout" svg:width="0.254cm" svg:height="0.254cm" svg:x="7.406cm" svg:y="7.785cm">
          <text:p/>
        </draw:circle>
        <draw:connector draw:style-name="gr1" draw:text-style-name="P1" draw:layer="layout" draw:type="curve" svg:x1="7.406cm" svg:y1="7.912cm" svg:x2="6.401cm" svg:y2="9.036cm" draw:start-shape="id4" draw:start-glue-point="3" draw:end-shape="id2" svg:d="m7406 7912c-670 0-1005 374-1005 1124">
          <text:p/>
        </draw:connector>
        <draw:rect draw:style-name="gr4" draw:text-style-name="P4" draw:layer="layout" svg:width="3.81cm" svg:height="0.762cm" svg:x="22.593cm" svg:y="1.062cm">
          <text:p text:style-name="P1"><text:span text:style-name="T2">Allowed Value</text:span></text:p>
        </draw:rect>
        <draw:rect draw:style-name="gr3" draw:text-style-name="P3" draw:layer="layout" svg:width="3.81cm" svg:height="2.732cm" svg:x="22.593cm" svg:y="1.824cm">
          <text:p text:style-name="P2"><text:span text:style-name="T1">allowed_value_id</text:span></text:p>
          <text:p text:style-name="P2"><text:span text:style-name="T1">attribute_type_id</text:span></text:p>
          <text:p text:style-name="P2"><text:span text:style-name="T1">saved_value</text:span></text:p>
          <text:p text:style-name="P2"><text:span text:style-name="T1">display_text</text:span></text:p>
          <text:p text:style-name="P2"><text:span text:style-name="T1">display_order</text:span></text:p>
          <text:p text:style-name="P2"><text:span text:style-name="T1"/></text:p>
          <text:p text:style-name="P2"><text:span text:style-name="T1"/></text:p>
        </draw:rect>
        <draw:connector draw:style-name="gr1" draw:text-style-name="P1" draw:layer="layout" draw:type="curve" svg:x1="10.347cm" svg:y1="14.811cm" svg:x2="8.239cm" svg:y2="9.453cm" draw:start-shape="id5" draw:start-glue-point="3" draw:end-shape="id2" svg:d="m10347 14811c-1581 0-527-5358-2108-5358">
          <text:p/>
        </draw:connector>
        <draw:rect draw:style-name="gr4" draw:text-style-name="P4" xml:id="id7" draw:id="id7" draw:layer="layout" svg:width="3.599cm" svg:height="0.816cm" svg:x="14.986cm" svg:y="1.024cm">
          <text:p text:style-name="P1"><text:span text:style-name="T2">Attribute Type</text:span></text:p>
        </draw:rect>
        <draw:rect draw:style-name="gr3" draw:text-style-name="P3" xml:id="id10" draw:id="id10" draw:layer="layout" svg:width="3.599cm" svg:height="4.14cm" svg:x="14.986cm" svg:y="1.813cm">
          <text:p text:style-name="P2"><text:span text:style-name="T1">attribute_type_id</text:span></text:p>
          <text:p text:style-name="P2"><text:span text:style-name="T1">attribute_label</text:span></text:p>
          <text:p text:style-name="P2"><text:span text:style-name="T1">attribute_help</text:span></text:p>
          <text:p text:style-name="P2"><text:span text:style-name="T1">ref_table_id</text:span></text:p>
          <text:p text:style-name="P2"><text:span text:style-name="T1">attribute_format</text:span></text:p>
          <text:p text:style-name="P2"/>
          <text:p text:style-name="P2"><text:span text:style-name="T1"/></text:p>
          <text:p text:style-name="P2"><text:span text:style-name="T1"/></text:p>
        </draw:rect>
        <draw:circle draw:style-name="gr5" draw:text-style-name="P1" xml:id="id6" draw:id="id6" draw:layer="layout" svg:width="0.254cm" svg:height="0.254cm" svg:x="11.506cm" svg:y="2.485cm">
          <text:p/>
        </draw:circle>
        <draw:connector draw:style-name="gr1" draw:text-style-name="P1" draw:layer="layout" draw:type="curve" svg:x1="11.76cm" svg:y1="2.612cm" svg:x2="14.986cm" svg:y2="1.432cm" draw:start-shape="id6" draw:start-glue-point="1" draw:end-shape="id7" draw:end-glue-point="3" svg:d="m11760 2612c2419 0 807-1180 3226-1180">
          <text:p/>
        </draw:connector>
        <draw:circle draw:style-name="gr5" draw:text-style-name="P1" xml:id="id8" draw:id="id8" draw:layer="layout" svg:width="0.254cm" svg:height="0.254cm" svg:x="22.49cm" svg:y="2.593cm">
          <text:p/>
        </draw:circle>
        <draw:connector draw:style-name="gr1" draw:text-style-name="P1" draw:layer="layout" draw:type="curve" svg:x1="22.49cm" svg:y1="2.72cm" svg:x2="18.585cm" svg:y2="1.432cm" draw:start-shape="id8" draw:start-glue-point="3" draw:end-shape="id7" draw:end-glue-point="1" svg:d="m22490 2720c-2928 0-976-1288-3905-1288">
          <text:p/>
        </draw:connector>
        <draw:circle draw:style-name="gr5" draw:text-style-name="P1" xml:id="id11" draw:id="id11" draw:layer="layout" svg:width="0.254cm" svg:height="0.254cm" svg:x="14.704cm" svg:y="8.583cm">
          <text:p/>
        </draw:circle>
        <draw:circle draw:style-name="gr5" draw:text-style-name="P1" xml:id="id9" draw:id="id9" draw:layer="layout" svg:width="0.254cm" svg:height="0.254cm" svg:x="18.403cm" svg:y="8.082cm">
          <text:p/>
        </draw:circle>
        <draw:connector draw:style-name="gr1" draw:text-style-name="P1" draw:layer="layout" draw:type="curve" svg:x1="18.657cm" svg:y1="8.209cm" svg:x2="18.585cm" svg:y2="3.883cm" draw:start-shape="id9" draw:start-glue-point="1" draw:end-shape="id10" svg:d="m18657 8209c751 0 787-4326-72-4326">
          <text:p/>
        </draw:connector>
        <draw:connector draw:style-name="gr1" draw:text-style-name="P1" draw:layer="layout" draw:type="curve" svg:x1="14.704cm" svg:y1="8.71cm" svg:x2="11.919cm" svg:y2="6.749cm" draw:start-shape="id11" draw:start-glue-point="3" draw:end-shape="id12" draw:end-glue-point="1" svg:d="m14704 8710c-2088 0-696-1961-2785-1961">
          <text:p/>
        </draw:connector>
        <draw:circle draw:style-name="gr5" draw:text-style-name="P1" xml:id="id13" draw:id="id13" draw:layer="layout" svg:width="0.254cm" svg:height="0.254cm" svg:x="22.136cm" svg:y="6.946cm">
          <text:p/>
        </draw:circle>
        <draw:connector draw:style-name="gr1" draw:text-style-name="P1" draw:layer="layout" draw:type="curve" svg:x1="22.136cm" svg:y1="7.073cm" svg:x2="18.612cm" svg:y2="8.469cm" draw:start-shape="id13" draw:start-glue-point="3" draw:end-shape="id14" svg:d="m22136 7073c-2643 0-881 1396-3524 1396">
          <text:p/>
        </draw:connector>
        <draw:rect draw:style-name="gr4" draw:text-style-name="P4" draw:layer="layout" svg:width="4.246cm" svg:height="0.746cm" svg:x="10.47cm" svg:y="12.192cm">
          <text:p text:style-name="P1"><text:span text:style-name="T2">Code Instance</text:span></text:p>
        </draw:rect>
        <draw:rect draw:style-name="gr3" draw:text-style-name="P3" xml:id="id22" draw:id="id22" draw:layer="layout" svg:width="4.246cm" svg:height="6.969cm" svg:x="10.47cm" svg:y="12.954cm">
          <text:p text:style-name="P2"><text:span text:style-name="T1">code_instance_id</text:span></text:p>
          <text:p text:style-name="P2"><text:span text:style-name="T1">code_id</text:span></text:p>
          <text:p text:style-name="P2"><text:span text:style-name="T1">context_id</text:span></text:p>
          <text:p text:style-name="P2"><text:span text:style-name="T1">indicates_table_id</text:span></text:p>
          <text:p text:style-name="P2"><text:span text:style-name="T1">code_label</text:span></text:p>
          <text:p text:style-name="P2"><text:span text:style-name="T1">use_value</text:span></text:p>
          <text:p text:style-name="P2"><text:span text:style-name="T1">code_status</text:span></text:p>
          <text:p text:style-name="P2"><text:span text:style-name="T1">hl7_code_table</text:span></text:p>
          <text:p text:style-name="P2"><text:span text:style-name="T1">table_instance_id</text:span></text:p>
          <text:p text:style-name="P2"><text:span text:style-name="T1">issue_count</text:span></text:p>
          <text:p text:style-name="P2"><text:span text:style-name="T1">inclusion_status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circle draw:style-name="gr5" draw:text-style-name="P1" xml:id="id15" draw:id="id15" draw:layer="layout" svg:width="0.254cm" svg:height="0.254cm" svg:x="10.347cm" svg:y="13.643cm">
          <text:p/>
        </draw:circle>
        <draw:connector draw:style-name="gr1" draw:text-style-name="P1" draw:layer="layout" draw:type="curve" svg:x1="10.347cm" svg:y1="13.77cm" svg:x2="9.738cm" svg:y2="8.776cm" draw:start-shape="id15" draw:start-glue-point="3" draw:end-shape="id16" draw:end-glue-point="2" svg:d="m10347 13770c-406 0-609-1664-609-4994">
          <text:p/>
        </draw:connector>
        <draw:circle draw:style-name="gr5" draw:text-style-name="P1" xml:id="id17" draw:id="id17" draw:layer="layout" svg:width="0.254cm" svg:height="0.254cm" svg:x="10.347cm" svg:y="14.184cm">
          <text:p/>
        </draw:circle>
        <draw:connector draw:style-name="gr1" draw:text-style-name="P1" draw:layer="layout" draw:type="curve" svg:x1="10.347cm" svg:y1="14.311cm" svg:x2="9.738cm" svg:y2="8.776cm" draw:start-shape="id17" draw:start-glue-point="3" draw:end-shape="id16" draw:end-glue-point="2" svg:d="m10347 14311c-406 0-609-1845-609-5535">
          <text:p/>
        </draw:connector>
        <draw:circle draw:style-name="gr5" draw:text-style-name="P1" xml:id="id5" draw:id="id5" draw:layer="layout" svg:width="0.254cm" svg:height="0.254cm" svg:x="10.347cm" svg:y="14.684cm">
          <text:p/>
        </draw:circle>
        <draw:rect draw:style-name="gr4" draw:text-style-name="P4" draw:layer="layout" svg:width="4.594cm" svg:height="0.832cm" svg:x="4.28cm" svg:y="13.587cm">
          <text:p text:style-name="P1"><text:span text:style-name="T2">Code Table Instance</text:span></text:p>
        </draw:rect>
        <draw:rect draw:style-name="gr3" draw:text-style-name="P3" xml:id="id19" draw:id="id19" draw:layer="layout" svg:width="4.594cm" svg:height="5.066cm" svg:x="4.28cm" svg:y="14.349cm">
          <text:p text:style-name="P2"><text:span text:style-name="T1">table_instance_id</text:span></text:p>
          <text:p text:style-name="P2"><text:span text:style-name="T1">table_id</text:span></text:p>
          <text:p text:style-name="P2"><text:span text:style-name="T1">release_id</text:span></text:p>
          <text:p text:style-name="P2"><text:span text:style-name="T1">table_label</text:span></text:p>
          <text:p text:style-name="P2"><text:span text:style-name="T1">issue_count</text:span></text:p>
          <text:p text:style-name="P2"><text:span text:style-name="T1">inclusion_statu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enforce_unique</text:span></text:p>
          <text:p text:style-name="P2"><text:span text:style-name="T1"/></text:p>
        </draw:rect>
        <draw:circle draw:style-name="gr5" draw:text-style-name="P1" xml:id="id18" draw:id="id18" draw:layer="layout" svg:width="0.254cm" svg:height="0.254cm" svg:x="10.347cm" svg:y="16.901cm">
          <text:p/>
        </draw:circle>
        <draw:connector draw:style-name="gr1" draw:text-style-name="P1" draw:layer="layout" draw:type="curve" svg:x1="10.347cm" svg:y1="17.028cm" svg:x2="8.874cm" svg:y2="16.882cm" draw:start-shape="id18" draw:start-glue-point="3" draw:end-shape="id19" svg:d="m10347 17028c-1104 0-368-146-1473-146">
          <text:p/>
        </draw:connector>
        <draw:rect draw:style-name="gr3" draw:text-style-name="P3" draw:layer="layout" svg:width="4.418cm" svg:height="3.748cm" svg:x="17.029cm" svg:y="14.651cm">
          <text:p text:style-name="P2"><text:span text:style-name="T1">attribute_instance_id</text:span></text:p>
          <text:p text:style-name="P2"><text:span text:style-name="T1">value_id</text:span></text:p>
          <text:p text:style-name="P2"><text:span text:style-name="T1">code_instance_id</text:span></text:p>
          <text:p text:style-name="P2"><text:span text:style-name="T1">accept_status</text:span></text:p>
          <text:p text:style-name="P2"><text:span text:style-name="T1"/></text:p>
          <text:p text:style-name="P2"><text:span text:style-name="T1"/></text:p>
        </draw:rect>
        <draw:rect draw:style-name="gr4" draw:text-style-name="P4" draw:layer="layout" svg:width="4.418cm" svg:height="0.818cm" svg:x="17.029cm" svg:y="13.889cm">
          <text:p text:style-name="P1"><text:span text:style-name="T2">Attribute Instance</text:span></text:p>
        </draw:rect>
        <draw:circle draw:style-name="gr5" draw:text-style-name="P1" xml:id="id20" draw:id="id20" draw:layer="layout" svg:width="0.254cm" svg:height="0.254cm" svg:x="16.9cm" svg:y="15.36cm">
          <text:p/>
        </draw:circle>
        <draw:connector draw:style-name="gr1" draw:text-style-name="P1" draw:layer="layout" draw:type="curve" svg:x1="16.9cm" svg:y1="15.487cm" svg:x2="16.731cm" svg:y2="9.528cm" draw:start-shape="id20" draw:start-glue-point="3" draw:end-shape="id14" draw:end-glue-point="2" svg:d="m16900 15487c-751 0-626-1522-481-1918s312 333 312-4041">
          <text:p/>
        </draw:connector>
        <draw:circle draw:style-name="gr5" draw:text-style-name="P1" xml:id="id21" draw:id="id21" draw:layer="layout" svg:width="0.254cm" svg:height="0.254cm" svg:x="16.899cm" svg:y="15.837cm">
          <text:p/>
        </draw:circle>
        <draw:connector draw:style-name="gr1" draw:text-style-name="P1" draw:layer="layout" draw:type="curve" svg:x1="16.899cm" svg:y1="15.964cm" svg:x2="14.716cm" svg:y2="16.438cm" draw:start-shape="id21" draw:start-glue-point="3" draw:end-shape="id22" svg:d="m16899 15964c-1636 0-545 474-2183 474">
          <text:p/>
        </draw:connector>
        <draw:rect draw:style-name="gr4" draw:text-style-name="P4" xml:id="id27" draw:id="id27" draw:layer="layout" svg:width="3.192cm" svg:height="0.869cm" svg:x="23.352cm" svg:y="12.168cm">
          <text:p text:style-name="P1"><text:span text:style-name="T2">User</text:span></text:p>
        </draw:rect>
        <draw:rect draw:style-name="gr3" draw:text-style-name="P3" draw:layer="layout" svg:width="3.192cm" svg:height="3.661cm" svg:x="23.352cm" svg:y="12.93cm">
          <text:p text:style-name="P2"><text:span text:style-name="T1">user_id</text:span></text:p>
          <text:p text:style-name="P2"><text:span text:style-name="T1">user_name</text:span></text:p>
          <text:p text:style-name="P2"><text:span text:style-name="T1">password</text:span></text:p>
          <text:p text:style-name="P2"><text:span text:style-name="T1">email_address</text:span></text:p>
          <text:p text:style-name="P2"><text:span text:style-name="T1">user_type</text:span></text:p>
          <text:p text:style-name="P2"><text:span text:style-name="T1"/></text:p>
        </draw:rect>
        <draw:circle draw:style-name="gr5" draw:text-style-name="P1" xml:id="id23" draw:id="id23" draw:layer="layout" svg:width="0.254cm" svg:height="0.254cm" svg:x="4.185cm" svg:y="15.116cm">
          <text:p/>
        </draw:circle>
        <draw:connector draw:style-name="gr1" draw:text-style-name="P1" draw:layer="layout" draw:type="curve" svg:x1="4.185cm" svg:y1="15.243cm" svg:x2="4.564cm" svg:y2="9.453cm" draw:start-shape="id23" draw:start-glue-point="3" draw:end-shape="id2" draw:end-glue-point="3" svg:d="m4185 15243c-751 0-941-5790 379-5790">
          <text:p/>
        </draw:connector>
        <draw:circle draw:style-name="gr5" draw:text-style-name="P1" xml:id="id24" draw:id="id24" draw:layer="layout" svg:width="0.254cm" svg:height="0.254cm" svg:x="4.184cm" svg:y="15.515cm">
          <text:p/>
        </draw:circle>
        <draw:connector draw:style-name="gr1" draw:text-style-name="P1" draw:layer="layout" draw:type="curve" svg:x1="4.184cm" svg:y1="15.642cm" svg:x2="3.286cm" svg:y2="8.62cm" draw:start-shape="id24" draw:start-glue-point="3" draw:end-shape="id25" svg:d="m4184 15642c-599 0-898-2340-898-7022">
          <text:p/>
        </draw:connector>
        <draw:circle draw:style-name="gr5" draw:text-style-name="P1" xml:id="id26" draw:id="id26" draw:layer="layout" svg:width="0.254cm" svg:height="0.254cm" svg:x="22.137cm" svg:y="7.412cm">
          <text:p/>
        </draw:circle>
        <draw:connector draw:style-name="gr1" draw:text-style-name="P1" draw:layer="layout" draw:type="curve" svg:x1="22.137cm" svg:y1="7.539cm" svg:x2="23.352cm" svg:y2="12.602cm" draw:start-shape="id26" draw:start-glue-point="3" draw:end-shape="id27" draw:end-glue-point="3" svg:d="m22137 7539c-751 0-1359 5063 1215 5063">
          <text:p/>
        </draw:connector>
        <draw:rect draw:style-name="gr6" draw:text-style-name="P5" draw:layer="layout" svg:width="2.794cm" svg:height="1.27cm" svg:x="15.537cm" svg:y="4.502cm">
          <text:p text:style-name="P2"><text:span text:style-name="T3">free text, date, </text:span></text:p>
          <text:p text:style-name="P2"><text:span text:style-name="T3">select text, integer, </text:span></text:p>
          <text:p text:style-name="P2"><text:span text:style-name="T3">code master, </text:span></text:p>
          <text:p text:style-name="P2"><text:span text:style-name="T3">code table</text:span></text:p>
        </draw:rect>
        <draw:rect draw:style-name="gr6" draw:text-style-name="P5" draw:layer="layout" svg:width="2.794cm" svg:height="1.27cm" svg:x="10.995cm" svg:y="18.351cm">
          <text:p text:style-name="P2"><text:span text:style-name="T3">include, remove,</text:span></text:p>
          <text:p text:style-name="P2"><text:span text:style-name="T3">proposed include,</text:span></text:p>
          <text:p text:style-name="P2"><text:span text:style-name="T3">proposed remove</text:span></text:p>
        </draw:rect>
        <draw:rect draw:style-name="gr6" draw:text-style-name="P5" draw:layer="layout" svg:width="2.794cm" svg:height="1.27cm" svg:x="4.891cm" svg:y="17.375cm">
          <text:p text:style-name="P2"><text:span text:style-name="T3">include, remove,</text:span></text:p>
          <text:p text:style-name="P2"><text:span text:style-name="T3">proposed include,</text:span></text:p>
          <text:p text:style-name="P2"><text:span text:style-name="T3">proposed remove</text:span></text:p>
        </draw:rect>
        <draw:rect draw:style-name="gr6" draw:text-style-name="P5" draw:layer="layout" svg:width="3.81cm" svg:height="0.508cm" svg:x="8.506cm" svg:y="4.821cm">
          <text:p text:style-name="P2"><text:span text:style-name="T3">required, optional, disabled</text:span></text:p>
        </draw:rect>
        <draw:rect draw:style-name="gr6" draw:text-style-name="P5" draw:layer="layout" svg:width="3.556cm" svg:height="0.762cm" svg:x="1.508cm" svg:y="7.604cm">
          <text:p text:style-name="P2"><text:span text:style-name="T3">proposed, current, </text:span></text:p>
          <text:p text:style-name="P2"><text:span text:style-name="T3">deprecated</text:span></text:p>
        </draw:rect>
        <draw:rect draw:style-name="gr6" draw:text-style-name="P5" draw:layer="layout" svg:width="3.302cm" svg:height="1.016cm" svg:x="22.844cm" svg:y="9.16cm">
          <text:p text:style-name="P2"><text:span text:style-name="T3">for, against, neutral, </text:span></text:p>
          <text:p text:style-name="P2"><text:span text:style-name="T3">research, question,</text:span></text:p>
          <text:p text:style-name="P2"><text:span text:style-name="T3">problem</text:span></text:p>
        </draw:rect>
        <draw:rect draw:style-name="gr6" draw:text-style-name="P5" draw:layer="layout" svg:width="2.413cm" svg:height="0.957cm" svg:x="23.947cm" svg:y="15.507cm">
          <text:p text:style-name="P2"><text:span text:style-name="T3">admin, expert,</text:span></text:p>
          <text:p text:style-name="P2"><text:span text:style-name="T3">pending</text:span></text:p>
        </draw:rect>
        <draw:circle draw:style-name="gr5" draw:text-style-name="P1" xml:id="id1" draw:id="id1" draw:layer="layout" svg:width="0.254cm" svg:height="0.254cm" svg:x="14.905cm" svg:y="3.484cm">
          <text:p/>
        </draw:circle>
        <draw:rect draw:style-name="gr6" draw:text-style-name="P5" draw:layer="layout" svg:width="3.048cm" svg:height="1.324cm" svg:x="17.637cm" svg:y="16.821cm">
          <text:p text:style-name="P2"><text:span text:style-name="T3">proposed, confirmed, </text:span></text:p>
          <text:p text:style-name="P2"><text:span text:style-name="T3">opposed, rejected,</text:span></text:p>
          <text:p text:style-name="P2"><text:span text:style-name="T3">research, question,</text:span></text:p>
          <text:p text:style-name="P2"><text:span text:style-name="T3">problem</text:span></text:p>
        </draw:rect>
        <draw:circle draw:style-name="gr5" draw:text-style-name="P1" xml:id="id28" draw:id="id28" draw:layer="layout" svg:width="0.254cm" svg:height="0.254cm" svg:x="4.505cm" svg:y="10.484cm">
          <text:p/>
        </draw:circle>
        <draw:connector draw:style-name="gr1" draw:text-style-name="P1" draw:layer="layout" draw:type="curve" svg:x1="4.505cm" svg:y1="10.611cm" svg:x2="6.401cm" svg:y2="11.033cm" draw:start-shape="id28" draw:start-glue-point="3" draw:end-shape="id29" draw:end-glue-point="2" svg:d="m4505 10611c-751 0-626 462 35 755s1861 418 1861-3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4-07-16T16:50:25.04</dc:date>
    <dc:creator>Nathan Bunker</dc:creator>
    <meta:editing-duration>P3DT8H12M7S</meta:editing-duration>
    <meta:editing-cycles>16</meta:editing-cycles>
    <meta:printed-by>Nathan Bunker</meta:printed-by>
    <meta:print-date>2014-06-19T14:05:00.83</meta:print-date>
    <meta:document-statistic meta:object-count="69"/>
  </office:meta>
</office:document-meta>
</file>